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4.72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6.1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Excel_20_Built-in_20_Explanatory_20_Text"/>
        <table:table-column table:style-name="co2" table:default-cell-style-name="Excel_20_Built-in_20_Explanatory_20_Text"/>
        <table:table-column table:style-name="co3" table:default-cell-style-name="Excel_20_Built-in_20_Explanatory_20_Text"/>
        <table:table-column table:style-name="co4" table:default-cell-style-name="Excel_20_Built-in_20_Explanatory_20_Text"/>
        <table:table-column table:style-name="co5" table:default-cell-style-name="Excel_20_Built-in_20_Explanatory_20_Text"/>
        <table:table-column table:style-name="co6" table:default-cell-style-name="Excel_20_Built-in_20_Explanatory_20_Text"/>
        <table:table-column table:style-name="co7" table:default-cell-style-name="Excel_20_Built-in_20_Explanatory_20_Text"/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Dho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nhavi Hin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dehi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a Ap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a puran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iddhi mohi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urav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u Ro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njan Pande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nchit Chau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 Solank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umit Chandra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VEK RAJAN VERM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JAY THAKU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s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hendu das mohapat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urra.Vijayakrishna R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mand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kshi chougu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Tiw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unny Sarm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ya priyou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teek gup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Sanklec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ntanu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ohit Dhu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ne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Levha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ey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Ghav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yank Sis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mya Kum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Chav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eepti pras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Kot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bham mish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oumak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dul k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lon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nal kam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shravya Udap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emal Jambhul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tan naginlal nik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Meh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Ojas Arankal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Mahaj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BHISHEK RANJ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is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rinitya ananthram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kita dut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thak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bhishek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ushan Sadala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Bend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ivek g son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vil Gujarat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Tanmay Wa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yad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kam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m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urva Pat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ur sakha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yot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aurav G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Tel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iran Bh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ula Khinvasa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ki jahagird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ti singhati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may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inash suresh deogu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jeet awag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gesh zo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temy tom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urav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imanshu bhi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rtaza Saife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Onkar Patun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esh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aibhav sur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arth Jayant Bah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Aggar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nish chan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honm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an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bodh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k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sad Prabhu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ket umdraj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arish pari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ka Khandag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urvi mod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anjan Na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kol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ennifer Fernandes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ira nikhar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aler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aurav lab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baaz Shai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man shev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ak Kad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eher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esh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man Singh rathe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a moad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purva Datkhi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shank Bidwa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lash kam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nav karma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ythm sunano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lpesh gawal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yu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evati girgaon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l bhat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khilan P.S.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 bidwal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hil <text:s/>Harkan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hil <text:s/>Harkan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hil <text:s/>Harkan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hil <text:s/>Harkan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k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nket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Awa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ivyank Agar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it Roh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shmit Bhatnag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Kumb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ahul lalw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hree kale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et Do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Chakor Pand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raj Tham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unal Por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ay gulgh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un goy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n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ika Se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rjita Shuk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vate Dixi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shis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ni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lath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Gou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tin Sarv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Sindhwani, 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nka Saha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umeet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ushar Mahajan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shish Manyuki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Sharma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Armal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hil Ahi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jas Doshi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aibahv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Waghmare, TE Dip.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eepak Chincho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mita Adhikari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itansh Munj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shan Kumar, MC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m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u Raj, 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urgeshwari Naikwade, 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yanka Patil, 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pnil Dabarde, F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Jain, F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i Gaonkar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Domre, F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CK No Nam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ana Sam, F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r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ani fut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mata na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dram c bhimpu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ikshant ja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dountul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i guj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neet kau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i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ishwarya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kamt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oumya keshavana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nkad resham giri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undecha pragati ras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l phadt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tiksha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rti dhoo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uti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wandh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kshi sarj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war anki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ani s.w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kshada b tuplondhe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shi both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imaya cha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nal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uti shandar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skriti bo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i narin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 band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loni khandel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mbhari she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purva shekd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nksha m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dhumita chat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 ked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m jangam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i lokh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ynish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sh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kotu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jais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vesh yad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 mish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ul khom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e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vait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ruddha tay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dhurj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rag Tripath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lin Dahi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rigank Mish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Salgud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tesh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Gar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urag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ket Ji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hamesh Cha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jwal Dambal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s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Nipane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nehawardhan Marath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dharshan Waydande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Kulkarni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ish Saman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s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ogita Redd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ilja Maheshw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rag Khand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hikesh Solan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ikant Paus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Gun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ita doiph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addha se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allavi Sa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Vidha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chin M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rupti Shel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omal Sat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rushali Wa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arshada Yad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Rane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arshada W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hi Dhi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y Khed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hir Prabhu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kodaganu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dit Chok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vam Vaswani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n Khandel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vi Saxen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inuddin Bhavnag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Nang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Rajnu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iya Salv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rus Sethn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rgi Hartat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Nalaw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and 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iyush Bhaler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ran Thora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ohit Nil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n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hikesh Phal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Tejas Cho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uta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nkaj Jahagird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ransh Dhirenda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yush Garh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ita Kontam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ngi Sas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oorva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hmi Sar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arshad Par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maik Nadeemul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hajeed Sayye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i Kannam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haan Ball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eevan Che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GAIKWAD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PAYAS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RITI KSTYAY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ERAV PANDE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AM TRIVED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MAT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ADITYA GUP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RIKAR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ITESH PARI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KAM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YA MARGALVETHEKO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Y LOHOKARE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INAY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esh J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itali S.Dok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Sakh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thamesh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nket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vik Na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weep Pand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 H.Par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ishan Pate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Tag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ya Telan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Ad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ustubh Kam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shant Aut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ya Gonn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umya Set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arge V.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unak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lok Cho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ay Chau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avan Bharamb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inghani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avani Belgam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urva Maheshw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i Son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it Chako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dip Saman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it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laya Ranj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an Chougu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ajat Rava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eem Kan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Machg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nkti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shu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ajat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vijay Cho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ay Chawa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ambiree Lite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Tamg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nde Chetan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kash Khairn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ush Teppae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havab Guj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nav Budhwan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vam Aro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urjeet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tish Banne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itrayee G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tesh Bham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agannath Gaidh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shikesh Bhos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eeraj Sonaw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Jagtap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Rel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uti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yaman Gau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shnavi J Mo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M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CHANA VAUG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LAK VO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PA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HI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EER KOL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AREMGU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RISHIKESH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LEVHA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EY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IYUSH RATHO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A RAS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TANISHA HEG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ARSH ARO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ESH PRASAD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ZAMB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Rudr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dnya Kahu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tika W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rushti Hemb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wait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ul Shett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GH THOAK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IKRISHNA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SHITIJ SALUKH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IDNYA KAD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Y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HAM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REN KHA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HUL MOOHTH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INKYA SONAW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GINI BETRABE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WAIT GUNJ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BET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s/>SURAJ BAM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IRAN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JAY AHI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K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AL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S DAL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SHE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NALA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EER AMB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AUT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DEEP KURUN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ARSH PATE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AN HIREKERU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MEM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TA BAL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VEENA KODK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NSHA RAJPU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Chiddar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itu Kumbh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nchan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auri Ghoda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Suru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jal Suh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hak Nargot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uhi Malk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i Tiw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nsha Inamd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hanavi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atbha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Chinmayi Shaligr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atbha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Chinmayi Shaligr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lgun Meshr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m Go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Bhargaw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Paw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ch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d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bapa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i ban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urab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weta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dhe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vito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shaan ball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ra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dham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ras Sang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Parm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bnam Sha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Tup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urabhi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Bag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awan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 Verm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oeij Kaz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nksha Sawan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oonam Chop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liram Bans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m Mohi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Belw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 Sar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bhishek 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wapnil jagtap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ntosh Ph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k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rag Ghand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dhe Vipul Sandip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adhav Bajarang Panduran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Bhud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shpendra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run Kushwa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ar S <text:s text:c="2"/>Rajeev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ron Jeor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Kaam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ucha Kad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ya J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hee Patranabis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jal Shroff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yushi Nap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Papa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ivani Bollabatt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chi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ha Moorchin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llavi Sa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yal M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nshita Chaw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Cho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Urvi Hendh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Vanlunj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sha Talegaon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ha Shaha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itanjalee Sap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yanka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j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urth Chong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Ujas Cha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tubh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m Ga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rishna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aveen Jangi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as Jagad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hadev Birad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B des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nchan Chau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s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hushi Digar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Isha Kot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mal Gowd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sha Ja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kander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iwakar Shuk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t Kumar Sharm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Cha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uj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egh Pant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rat Prasad Dixi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obham Na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inis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ed Padm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kesh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ushil Palw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hiraj Lamb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aurav K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rat Gup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urabh Parde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anna Pawar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ohan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Shelar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umit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shnavi Badam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ugdha Jamadag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Tek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kesh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urabh k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jin s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ikesh ful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runal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pu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nce Yad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ndesh Salun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chid Kumar J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wastik Shrivastav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Jeev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shav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itabra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ika Desa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ofa Hass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dhika Ja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ey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gati Nik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nali Rajguru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uti Mahaj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chin Gad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yush Por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jit Sisadi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urabh Guj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mran Rat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vani Pho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juta Pad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addha Dhum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ti Ran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lesh Khaida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yur Cho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hul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 Mhe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was Kar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To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nesh Iye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rad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sh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it R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Jap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yam Sharm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ulbhushan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y Vishwa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Yogesh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ikshit Bul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tik Budh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Khed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ndana Nik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uc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nkar Ing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dik Aro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an Teng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mar M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jeev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avi Raj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Gov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gisha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Shel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irti Yelav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hmi Vagha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Tejashri She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Bham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shnavi Kh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ooja Gambhi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lyani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i Goy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ya Joj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rja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gruti Bramhn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n Na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e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Bhawa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Yash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vesh Dhamec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shu Tel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Yash L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Chhabri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abdeep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chin M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sha Belgam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edika Sontak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eet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Omkar Mangal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kshi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ida Kaz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rtiki Bhandak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 Sm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mit Bhat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an Goenk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Abna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ounak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pali Kav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nket Jat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nad Talw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ayesh Shimp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Dalv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darsh Pate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han Chop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nav Mish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way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ey Kolh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kshat Meh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j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rati Banso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ket Shir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urav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vya jyot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karw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ashmi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chi kanaKd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abh gup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ohan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it shel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mmed admuth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yakshit ja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pad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irija kshirsag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poorva khusp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eha cha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iket gokh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nthan pedn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A mahaj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turaj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m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shkaraj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dhusudhan Minay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hiraj Sonw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tharva Raju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dita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hil.S.Ja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kar Mu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Tejas Abhan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shata Sunil Cha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vana Mas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shika.S.Bag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Karm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hamesh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nchal Pavander Uddhavr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Chalik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epak Cha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khad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raj Ganachar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iket Kar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arshal bham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k nagu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ush Dube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utosh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jas mandavg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kash shuk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ibhav andh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bhinav j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ritin pundi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rtikey um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vyam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reyas gaw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shrut dev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iyadarshi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shav ban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yajeet Nig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nav Meno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hil Thor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hmed Khwaj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th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kash Chav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ururaj Tel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A Chinchol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nket K Bhandu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shank Pande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rithik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Yad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eejeet Saha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kul Gup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VEK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TVIKI PATHA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ADDHA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KUK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SHAIL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HARVA BAD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RISHIKESH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UTHVIRAJ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BASWORAJ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battam Basu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ohan Lokhw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rudul Sonaw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rundhati Gal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rut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inmay <text:s/>Saraf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ushikesh kar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as Gacch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efali Dsouz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njari Cha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sika Wank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m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hik Daspo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m kor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ogesh Ho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dha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Bodh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ad Priti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rant Kumar Rau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iket Dhom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nvi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utuja M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rushabh 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tik 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yush Mamid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kash Sut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arvil Gha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hamesh Cho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aksh Po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utosh Patil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rav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yesha hoja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ol chav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 Gup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 G Kart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KITA CHAV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NOT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JINKYA PARAS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NGI RATHO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ash Sharm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Bipin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yali Son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allavi Cha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nal Darwal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imran Div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Karan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i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hang 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ivani Bhagwa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NJANA BHAJANT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AMRATA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CHANDE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SHLESHA KOR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I ABDEHAL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UCHA MANN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JEET SAWA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M RAMRAKH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weta Bharamb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tik Do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K Pras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ghul Srinivas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omal Sut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jat Srivastav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run De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t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jali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oja Cha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ngin Dhel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nehal Sur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utika panas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Thak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aidehi Pate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esh B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uraj Ban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shad Mom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ya Khowa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hil Shito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ivshankar Sah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ddesh kastu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rend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ohin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iya Dixi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agyashri 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bavale tejasv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orat padmash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jakta barav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 Ambh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urnal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lu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irendra Vyas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oja Vaishn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llabh Cho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reen Sha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obhit Kuju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Girm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nisha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iket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gar Sonum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hit Lalw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yanshan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kas Cho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shant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Jangi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rtikai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nsode Santo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ishal Kumb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jal Shiva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opnar Pun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wajeet Tho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<text:s/>Pranav Swam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upur Thaku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dit Srivastav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akash Akol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hil Bhada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rthak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rut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ubham Agarwal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shek Shek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atin Sonaw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raj R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Omkar Kud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tan Ing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h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shvak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ajak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sitij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hivani Sur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njali wagah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hujbal kom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ital gad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Rudr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hidnya Kahu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kita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itika W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rushti Hemb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jaykumar Dang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imesh Wak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austubh Yew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sad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naya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halero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rshan Kat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Chetan Dobhad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ditya Hatz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rushikesh Kam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ya Otav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dhuri Ranav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iyanka Dowb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 F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gar Wank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gesh M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nasi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usar Bagw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tish Meh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mani Ads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uti Mohan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llika Malk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ohit Karan Adusumall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urav Bans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ishwarya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abh mish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vyonshu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vait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dhurj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 udawan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rag Tripath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Dho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pil Kam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Gar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urag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iket Ji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a Keng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jal Harguna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nil M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ishal Gaw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eya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shay Phadnis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bdul Wasa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sh Patha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Chandan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 G Kart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an Sonaw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vi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ohi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omal Kok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ivani Gogav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ket Thak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van Na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Nir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tik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nanjay Uday Gav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shitosh B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shan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nmay kodaganu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dit Chok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 Saxen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lok Parid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rus Sethn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Nalaw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and 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iyush Bhaler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tan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huta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ankaj Jahagird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ransh Dhirenda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ayush Garh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ngi Sas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oorva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addha Mand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shmi Sar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arshad Par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eena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evyani Pandh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iryasheel Sut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yog Khochiko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etika Gha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Kannam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Ishaan Ball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eevan Che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VI GAIKWAD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HIMA GAGG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KAUDI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I PAYAS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RITI KSTYAY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MIKA SAI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RPAN SRIVASIAV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ERAV PANDE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AM TRIVED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BARIKAR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ITESH PARI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ATIL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Tag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ya Telan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eya Kaush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unak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lok Cho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y Chau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avan Bharamb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sh Chilbu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shrutha Goram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ghana Redd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grawal Rocha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urva Maheshw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i Son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Achar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Chetan Chau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imanshu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ajat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nde Chetan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avab Guj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nav Budhwan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a Avacha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 Cho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hini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kyraw Redd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ja Lath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shita Kharch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nmay Saraf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ushikesh Kar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VIN DASS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wait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unka Saha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umeet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ushar Mahajan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Armal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hil Ahi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jas Doshi, 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aibahv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iyush Domre, F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DUTT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CHA MANN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I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NSHA KOH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LALTHAN PUI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EY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 KHA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HAM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JEET SAWA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M RAMRAKH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BET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SURAJ BAM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NAYAK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SHAL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NALA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ITA MEM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ghul Srinivas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omal Sut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iyanka Ullar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itu Kumbh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iddar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nchan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at Srivastav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run De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hak Nargot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uhi Malk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i Tiw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Falgun Meshr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wik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mar Vaib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Meno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oaib Ahme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Paw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d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weta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dhe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yash ra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ivam wank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eks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Bhos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ita Bhano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ishwar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iyank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hirag Ghand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ithli Kad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ayatri Kodha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rana Babb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hud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ukesh B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shpendra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run Kushwa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ar S <text:s text:c="2"/>Rajeev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ron Jeor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ejal Shroff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yushi Nap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o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epti Tanpu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rutika Sar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mmrudhi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omal Gowd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kander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ab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<text:s/>Diwakar Shuk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hit Kumar Sharm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imanshu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j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bhinay Chau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gh Pant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umitchandra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obham Na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inis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an Shend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mol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yali kad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jin s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avi moho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mrata agar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ddesh kastu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shikesh ful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rushti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runal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dra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ince Yad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ndesh Salun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it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rend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ohin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is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iya Dixi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shav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itabra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ali Aph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i Limay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shata Jahagird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nigdha Chand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a Menavl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oopur Lat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Thop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ivani Nimbal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jit Sisadi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urabh Guj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imran Rat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dhut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hul Marorth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peksha Ratho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aomi Mothw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agar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tik param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nehal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vedita shel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hul ja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jatin bha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hul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Kuwal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lu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irendra Vyas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 Vaishn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nesh Iye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mit bhatnag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anesh kumb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singhani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avani belgam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dram c bhimpu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ikshant ja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irtee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ooja dang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shka y phala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i kamt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oumya keshavanat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unkad resham giri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undecha pragati rasi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nal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addha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neha band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mbhari she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idnyesha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rateek Gup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aj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Palas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tin Bado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nkar Ing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Shrivast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vinas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mish Babu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gar Cha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imanshu Tel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Yash L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Jangi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artikai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si Bo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hima Chand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Yash Chhabri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gya Mehrot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rushti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mit Bhat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arendra Chordi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jas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ket Jat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li Bo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iket Shirs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urav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gar barapat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imanshu pav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e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ad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aksh pa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kunrithy 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ha cha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A mahaj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iket gokh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raj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m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ushkaraj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dhusudhan Minay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hiraj Sonwa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tharva Raju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Ja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Pradeep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na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khad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raj Ganachar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iket Kar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mvanshi vaib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al bham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nayak nagu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yush Dube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utosh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ritin pundi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rtikey um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shav ban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gya Gup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hmed Khwaj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hil Thor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ng Man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esh Shimp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vad Talw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shank Pande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rithik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na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as Choure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MOL JAIS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NMOL JAIS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 MAHAJ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BADV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HRISHIKESH JADH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VI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OANNA S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rad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rut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 Wad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ishrut Agarwal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rudaynath Dhab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ita Kulkar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utuja Taw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efali Dsouz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Manjari Chaud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sika Wank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m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tik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yuri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edant Kau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kor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ushik Daspo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edha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urabh Shin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an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ynish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llabh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rva Worgh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Tanvi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rang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urabh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nthan Pedn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tharv Bhos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sh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Paw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ras Sang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Gujrat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ivya Gurn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isti Jal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gisha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tuja Shel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irti Yelav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Urja Deshpa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gruti Bramhn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Mach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ee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tharva Bhawa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Yash Sh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uchidy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du Ratho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jali Gaikw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oja Chaudhar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ni Dho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Janhavi Hin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idehi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edika Bar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ra Ap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adhumita Chatn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rtha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shank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njay Singh Rathou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urav Josh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 Kranthi Kir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 mothy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VEK RAJAN VERM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JAY Thaku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mit kumar yad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ibhav Solank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mal Meh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s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bhendu Das Mohapat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urra.Vijayakrishna R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nny Sarm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ishabh Tiw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i Talwad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aibhav Andha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nav Levhar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rey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oumya Kum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i Chav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eepti prasad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Koth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bham mishr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oumak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shravya Udap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emal Jambhul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ita Janti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Gautami Sangor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al Meh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ditya Sin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hil Mahaj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shan Sadala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iyush V. Bend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ivek son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uraj kamb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yadav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ashank Shanbhag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m sing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kur sakhal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it Tel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iran Bhor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hil kasb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arish Kum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anmay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jeet awag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earl Swaminat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ubham Kosht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nav <text:s/>borh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ash Nah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meya 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vika Khandag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urvi mod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ar bhalera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Chappidi Vishnuvardhan Subbaia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uja mokadam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purva Datkhi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aryu deshmuk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revati girgaon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kshi ambat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alpesh gawal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arshil bhatt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khilan P.S.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ruti bidwal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ohit Awa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Divyank Agar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jashree kale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ket Do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Chakor Pand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waraj Thamk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Kunal Por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arun goy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neri ran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iti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onali j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vam baghu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unak landg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iraj shin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hipra Mitt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aishnaviBorast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li Saheeb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adiqu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jinkya Sulgud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shutosh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vina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Varsha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bhishek Sheka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Ketan Ingal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thames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nikh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ooj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shakh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rajak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Vijaykumar Dang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Bhaleroo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Abhishek Jain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Hrishikesh Dati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/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Pavan So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Balram Soman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hujbal kom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ital gadekar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Motish Mehta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table:number-columns-repeated="2"/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mkesh Mitkari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Shubham Bodare</text:p>
          </table:table-cell>
          <table:table-cell/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ajshekar Hiremadh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table:number-columns-repeated="2"/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ayali Pati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table:number-columns-repeated="2"/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Gaurav Bansode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table:number-columns-repeated="2"/>
          <table:table-cell office:value-type="string" calcext:value-type="string">
            <text:p>email id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khil Agrawal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email id</text:p>
          </table:table-cell>
          <table:table-cell table:number-columns-repeated="2"/>
          <table:table-cell office:value-type="string" calcext:value-type="string">
            <text:p>email 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8:43:34.914531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0:00:49.914217268</meta:creation-date>
    <dc:date>2017-03-27T18:48:50.083383001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7268" meta:object-count="0"/>
  </office:meta>
</office:document-meta>
</file>